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46.92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99ff66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50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Regga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5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0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3:13:07.812351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4T13:13:40.252457511</dc:date>
    <dc:creator>Raphael </dc:creator>
    <meta:editing-duration>PT6H1M38S</meta:editing-duration>
    <meta:editing-cycles>38</meta:editing-cycles>
    <meta:document-statistic meta:table-count="32" meta:cell-count="9831" meta:object-count="0"/>
  </office:meta>
</office:document-meta>
</file>